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4D0000006C67629DC8.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MRoman10" svg:font-family="LMRoman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1" style:family="table">
      <style:table-properties style:width="7.1938in" fo:margin-left="-0.1313in" fo:margin-right="-0.1375in" table:align="margins"/>
    </style:style>
    <style:style style:name="Table1.A" style:family="table-column">
      <style:table-column-properties style:column-width="5.3333in" style:rel-column-width="7680*"/>
    </style:style>
    <style:style style:name="Table1.B" style:family="table-column">
      <style:table-column-properties style:column-width="1.8604in" style:rel-column-width="2679*"/>
    </style:style>
    <style:style style:name="Table1.1" style:family="table-row">
      <style:table-row-properties style:min-row-height="0.1563in"/>
    </style:style>
    <style:style style:name="Table1.A1" style:family="table-cell">
      <style:table-cell-properties fo:padding="0.0382in" fo:border="none"/>
    </style:style>
    <style:style style:name="Table1.2" style:family="table-row">
      <style:table-row-properties style:min-row-height="1.1354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P1" style:family="paragraph" style:parent-style-name="Table_20_Contents">
      <style:text-properties fo:color="#999999" style:font-name="LMRoman10" fo:font-size="10pt" fo:font-weight="bold" officeooo:rsid="0034f165" officeooo:paragraph-rsid="0034f165" style:font-size-asian="10pt" style:font-weight-asian="bold" style:font-size-complex="10pt" style:font-weight-complex="bold"/>
    </style:style>
    <style:style style:name="P2" style:family="paragraph" style:parent-style-name="Table_20_Contents">
      <style:text-properties fo:color="#999999" style:font-name="LMRoman10" fo:font-size="10pt" fo:font-weight="bold" officeooo:paragraph-rsid="001b3b4d" style:font-size-asian="10pt" style:font-weight-asian="bold" style:font-size-complex="10pt" style:font-weight-complex="bold"/>
    </style:style>
    <style:style style:name="P3" style:family="paragraph" style:parent-style-name="Table_20_Contents">
      <style:text-properties fo:color="#c0c0c0" style:font-name="LMRoman10" fo:font-size="10pt" fo:font-weight="bold" officeooo:rsid="0034f165" officeooo:paragraph-rsid="0034f165" style:font-size-asian="10pt" style:font-weight-asian="bold" style:font-size-complex="10pt" style:font-weight-complex="bold"/>
    </style:style>
    <style:style style:name="P4" style:family="paragraph" style:parent-style-name="Normal">
      <style:paragraph-properties fo:line-height="100%" fo:text-align="center" style:justify-single-word="false" style:text-autospace="none"/>
      <style:text-properties style:font-name="LMRoman10" officeooo:rsid="0022807a" officeooo:paragraph-rsid="003611f8"/>
    </style:style>
    <style:style style:name="P5" style:family="paragraph" style:parent-style-name="Standard">
      <style:paragraph-properties fo:line-height="100%" fo:text-align="center" style:justify-single-word="false" style:text-autospace="none"/>
      <style:text-properties style:font-name="LMRoman10" officeooo:rsid="0022807a" officeooo:paragraph-rsid="003611f8"/>
    </style:style>
    <style:style style:name="P6" style:family="paragraph" style:parent-style-name="Standard">
      <style:text-properties style:font-name="LMRoman10" fo:font-weight="bold" officeooo:rsid="0022807a" officeooo:paragraph-rsid="0022807a" style:font-weight-asian="bold" style:font-weight-complex="bold"/>
    </style:style>
    <style:style style:name="P7" style:family="paragraph" style:parent-style-name="Standard">
      <style:text-properties style:font-name="LMRoman10" officeooo:rsid="0022807a" officeooo:paragraph-rsid="0022807a"/>
    </style:style>
    <style:style style:name="P8" style:family="paragraph" style:parent-style-name="Standard">
      <style:text-properties style:font-name="LMRoman10" officeooo:paragraph-rsid="0026138d"/>
    </style:style>
    <style:style style:name="P9" style:family="paragraph" style:parent-style-name="Standard">
      <style:text-properties style:font-name="LMRoman10" officeooo:rsid="0022807a" officeooo:paragraph-rsid="00312bc8"/>
    </style:style>
    <style:style style:name="P10" style:family="paragraph" style:parent-style-name="Standard">
      <style:text-properties style:font-name="LMRoman10" fo:font-weight="bold" officeooo:rsid="0026138d" officeooo:paragraph-rsid="0023c229" style:font-weight-asian="bold" style:font-weight-complex="bold"/>
    </style:style>
    <style:style style:name="P11" style:family="paragraph" style:parent-style-name="Standard">
      <style:text-properties style:font-name="LMRoman10" officeooo:rsid="0022807a" officeooo:paragraph-rsid="0023c229"/>
    </style:style>
    <style:style style:name="P12" style:family="paragraph" style:parent-style-name="Standard">
      <style:text-properties style:font-name="LMRoman10" officeooo:paragraph-rsid="0023c229"/>
    </style:style>
    <style:style style:name="P13" style:family="paragraph" style:parent-style-name="Standard">
      <style:text-properties style:font-name="LMRoman10" officeooo:rsid="002c2039" officeooo:paragraph-rsid="0022807a"/>
    </style:style>
    <style:style style:name="P14" style:family="paragraph" style:parent-style-name="Standard" style:list-style-name="L1">
      <style:text-properties style:font-name="LMRoman10" officeooo:rsid="0022807a" officeooo:paragraph-rsid="0022807a"/>
    </style:style>
    <style:style style:name="P15" style:family="paragraph" style:parent-style-name="Standard" style:list-style-name="L1">
      <style:text-properties style:font-name="LMRoman10" officeooo:paragraph-rsid="0022807a"/>
    </style:style>
    <style:style style:name="P16" style:family="paragraph" style:parent-style-name="Standard">
      <style:text-properties style:font-name="LMRoman10" fo:font-weight="bold" officeooo:paragraph-rsid="0022807a" style:font-weight-asian="bold" style:font-weight-complex="bold"/>
    </style:style>
    <style:style style:name="P17" style:family="paragraph" style:parent-style-name="Standard">
      <style:text-properties style:font-name="LMRoman10" officeooo:paragraph-rsid="00264d86"/>
    </style:style>
    <style:style style:name="P18" style:family="paragraph" style:parent-style-name="Table_20_Contents">
      <style:text-properties fo:color="#004a70" style:font-name="LMRoman10" fo:font-size="2pt" officeooo:rsid="001b3b4d" officeooo:paragraph-rsid="001b3b4d" style:font-size-asian="5.15000009536743pt" style:font-size-complex="6pt"/>
    </style:style>
    <style:style style:name="P19" style:family="paragraph" style:parent-style-name="Table_20_Contents">
      <style:text-properties style:font-name="LMRoman10"/>
    </style:style>
    <style:style style:name="P20" style:family="paragraph" style:parent-style-name="Table_20_Contents">
      <style:text-properties fo:color="#999999" style:font-name="LMRoman10" fo:font-size="10pt" fo:font-weight="bold" officeooo:paragraph-rsid="001b3b4d" style:font-size-asian="10pt" style:font-weight-asian="bold" style:font-size-complex="10pt" style:font-weight-complex="bold"/>
    </style:style>
    <style:style style:name="P21" style:family="paragraph" style:parent-style-name="Table_20_Contents">
      <style:text-properties fo:color="#999999" style:font-name="LMRoman10" fo:font-size="10pt" officeooo:rsid="001b3b4d" officeooo:paragraph-rsid="001b3b4d" style:font-size-asian="10pt" style:font-size-complex="10pt"/>
    </style:style>
    <style:style style:name="P22" style:family="paragraph" style:parent-style-name="Normal">
      <style:paragraph-properties fo:line-height="100%" fo:text-align="center" style:justify-single-word="false" style:text-autospace="none"/>
      <style:text-properties style:font-name="LMRoman10" officeooo:rsid="0022807a" officeooo:paragraph-rsid="003611f8"/>
    </style:style>
    <style:style style:name="P23" style:family="paragraph" style:parent-style-name="Normal">
      <style:paragraph-properties fo:line-height="100%" fo:text-align="center" style:justify-single-word="false"/>
      <style:text-properties style:font-name="Times New Roman" fo:font-size="14pt" fo:font-weight="bold" officeooo:paragraph-rsid="003611f8" style:font-size-asian="14pt" style:font-weight-asian="bold" style:font-name-complex="Times New Roman" style:font-size-complex="14pt"/>
    </style:style>
    <style:style style:name="P24" style:family="paragraph" style:parent-style-name="Normal">
      <style:paragraph-properties fo:line-height="100%" fo:text-align="center" style:justify-single-word="false"/>
      <style:text-properties style:font-name="Times New Roman" fo:font-size="10pt" fo:font-style="italic" officeooo:paragraph-rsid="003611f8" style:font-size-asian="10pt" style:font-style-asian="italic" style:font-name-complex="Times New Roman" style:font-size-complex="10pt" style:font-style-complex="italic" style:font-weight-complex="bold"/>
    </style:style>
    <style:style style:name="P25" style:family="paragraph" style:parent-style-name="Normal">
      <style:paragraph-properties fo:line-height="100%">
        <style:tab-stops>
          <style:tab-stop style:position="4.1862in"/>
        </style:tab-stops>
      </style:paragraph-properties>
      <style:text-properties style:font-name="Times New Roman" officeooo:paragraph-rsid="003611f8" style:font-name-complex="Times New Roman" style:font-weight-complex="bold"/>
    </style:style>
    <style:style style:name="P26" style:family="paragraph" style:parent-style-name="Normal">
      <style:paragraph-properties fo:line-height="100%" style:text-autospace="none"/>
      <style:text-properties style:font-name="Times New Roman" officeooo:paragraph-rsid="003611f8" style:font-name-complex="Times New Roman"/>
    </style:style>
    <style:style style:name="P27" style:family="paragraph" style:parent-style-name="Normal">
      <style:paragraph-properties fo:line-height="100%"/>
      <style:text-properties style:font-name="Times New Roman" officeooo:paragraph-rsid="003611f8" style:font-name-complex="Times New Roman"/>
    </style:style>
    <style:style style:name="P28" style:family="paragraph" style:parent-style-name="Normal">
      <style:paragraph-properties fo:line-height="100%"/>
      <style:text-properties style:font-name="Times New Roman" fo:font-weight="bold" officeooo:paragraph-rsid="003611f8" style:font-weight-asian="bold" style:font-name-complex="Times New Roman" style:font-weight-complex="bold"/>
    </style:style>
    <style:style style:name="P29" style:family="paragraph" style:parent-style-name="Normal">
      <style:paragraph-properties fo:line-height="100%" fo:text-align="center" style:justify-single-word="false"/>
      <style:text-properties style:font-name="Times New Roman" officeooo:paragraph-rsid="003611f8"/>
    </style:style>
    <style:style style:name="P30" style:family="paragraph" style:parent-style-name="Normal">
      <style:paragraph-properties fo:line-height="100%" style:text-autospace="none"/>
      <style:text-properties officeooo:paragraph-rsid="003611f8"/>
    </style:style>
    <style:style style:name="P31" style:family="paragraph" style:parent-style-name="Normal">
      <style:paragraph-properties fo:line-height="100%"/>
      <style:text-properties officeooo:paragraph-rsid="003611f8"/>
    </style:style>
    <style:style style:name="P32" style:family="paragraph" style:parent-style-name="Normal">
      <style:paragraph-properties fo:margin-left="0.5in" fo:margin-right="0in" fo:line-height="100%" fo:text-align="center" style:justify-single-word="false" fo:text-indent="0in" style:auto-text-indent="false" style:text-autospace="none">
        <style:tab-stops/>
      </style:paragraph-properties>
      <style:text-properties style:font-name="Times New Roman" fo:font-size="12pt" officeooo:paragraph-rsid="003611f8" style:font-name-asian="SimSun" style:font-size-asian="12pt" style:font-name-complex="Times New Roman" style:font-size-complex="12pt"/>
    </style:style>
    <style:style style:name="P33" style:family="paragraph" style:parent-style-name="Normal">
      <style:paragraph-properties fo:line-height="100%" fo:break-before="page" style:text-autospace="none"/>
      <style:text-properties style:font-name="Times New Roman" officeooo:paragraph-rsid="003611f8" style:font-name-complex="Times New Roman"/>
    </style:style>
    <style:style style:name="P34" style:family="paragraph" style:parent-style-name="Footer">
      <style:paragraph-properties fo:text-align="center" style:justify-single-word="false"/>
    </style:style>
    <style:style style:name="P35" style:family="paragraph" style:parent-style-name="Standard" style:list-style-name="L1">
      <style:text-properties style:font-name="LMRoman10" officeooo:rsid="0022807a" officeooo:paragraph-rsid="0022807a"/>
    </style:style>
    <style:style style:name="P36" style:family="paragraph" style:parent-style-name="Standard">
      <style:text-properties style:font-name="LMRoman10" officeooo:rsid="0022807a" officeooo:paragraph-rsid="00312bc8"/>
    </style:style>
    <style:style style:name="P37" style:family="paragraph" style:parent-style-name="Standard">
      <style:text-properties style:font-name="LMRoman10" officeooo:rsid="0022807a" officeooo:paragraph-rsid="0022807a"/>
    </style:style>
    <style:style style:name="P38" style:family="paragraph" style:parent-style-name="Standard">
      <style:text-properties style:font-name="LMRoman10" officeooo:rsid="0022807a" officeooo:paragraph-rsid="0023c229"/>
    </style:style>
    <style:style style:name="P39" style:family="paragraph" style:parent-style-name="Standard">
      <style:paragraph-properties fo:line-height="100%" fo:text-align="center" style:justify-single-word="false" style:text-autospace="none"/>
      <style:text-properties style:font-name="LMRoman10" officeooo:rsid="0022807a" officeooo:paragraph-rsid="003611f8"/>
    </style:style>
    <style:style style:name="P40" style:family="paragraph" style:parent-style-name="Standard" style:list-style-name="L1">
      <style:text-properties style:font-name="LMRoman10" officeooo:paragraph-rsid="0022807a"/>
    </style:style>
    <style:style style:name="P41" style:family="paragraph" style:parent-style-name="Standard">
      <style:text-properties style:font-name="LMRoman10" officeooo:rsid="002c2039" officeooo:paragraph-rsid="0022807a"/>
    </style:style>
    <style:style style:name="P42" style:family="paragraph" style:parent-style-name="Standard">
      <style:text-properties style:font-name="LMRoman10" fo:font-weight="bold" officeooo:rsid="0022807a" officeooo:paragraph-rsid="0022807a" style:font-weight-asian="bold" style:font-weight-complex="bold"/>
    </style:style>
    <style:style style:name="P43" style:family="paragraph" style:parent-style-name="Standard">
      <style:text-properties style:font-name="LMRoman10" fo:font-weight="bold" officeooo:rsid="0026138d" officeooo:paragraph-rsid="0023c229" style:font-weight-asian="bold" style:font-weight-complex="bold"/>
    </style:style>
    <style:style style:name="P44" style:family="paragraph" style:parent-style-name="Standard">
      <style:text-properties style:font-name="LMRoman10" fo:font-weight="bold" officeooo:paragraph-rsid="0022807a" style:font-weight-asian="bold" style:font-weight-complex="bold"/>
    </style:style>
    <style:style style:name="P45" style:family="paragraph" style:parent-style-name="Standard">
      <style:text-properties style:font-name="LMRoman10" officeooo:paragraph-rsid="0026138d"/>
    </style:style>
    <style:style style:name="P46" style:family="paragraph" style:parent-style-name="Standard">
      <style:text-properties style:font-name="LMRoman10" officeooo:paragraph-rsid="0023c229"/>
    </style:style>
    <style:style style:name="P47" style:family="paragraph" style:parent-style-name="Standard">
      <style:text-properties style:font-name="LMRoman10" officeooo:paragraph-rsid="00264d86"/>
    </style:style>
    <style:style style:name="P48" style:family="paragraph" style:parent-style-name="Table_20_Contents">
      <style:text-properties fo:color="#999999" style:font-name="LMRoman10" fo:font-size="10pt" fo:font-weight="bold" officeooo:rsid="0034f165" officeooo:paragraph-rsid="0034f165" style:font-size-asian="10pt" style:font-weight-asian="bold" style:font-size-complex="10pt" style:font-weight-complex="bold"/>
    </style:style>
    <style:style style:name="P49" style:family="paragraph" style:parent-style-name="Table_20_Contents">
      <style:text-properties fo:color="#999999" style:font-name="LMRoman10" fo:font-size="10pt" fo:font-weight="bold" officeooo:paragraph-rsid="001b3b4d" style:font-size-asian="10pt" style:font-weight-asian="bold" style:font-size-complex="10pt" style:font-weight-complex="bold"/>
    </style:style>
    <style:style style:name="P50" style:family="paragraph" style:parent-style-name="Table_20_Contents">
      <style:text-properties fo:color="#c0c0c0" style:font-name="LMRoman10" fo:font-size="10pt" fo:font-weight="bold" officeooo:rsid="0034f165" officeooo:paragraph-rsid="0034f165" style:font-size-asian="10pt" style:font-weight-asian="bold" style:font-size-complex="10pt" style:font-weight-complex="bold"/>
    </style:style>
    <style:style style:name="P51" style:family="paragraph" style:parent-style-name="Table_20_Contents">
      <style:paragraph-properties fo:margin-top="0in" fo:margin-bottom="0in" style:contextual-spacing="false" fo:line-height="100%" fo:text-align="center" style:justify-single-word="false"/>
      <style:text-properties style:font-name="Times New Roman" fo:font-size="12pt" officeooo:paragraph-rsid="003611f8" style:font-name-asian="SimSun" style:font-size-asian="12pt" style:font-name-complex="Times New Roman" style:font-size-complex="12pt"/>
    </style:style>
    <style:style style:name="T1" style:family="text">
      <style:text-properties fo:color="#004a70" officeooo:rsid="0022807a"/>
    </style:style>
    <style:style style:name="T2" style:family="text">
      <style:text-properties officeooo:rsid="001b3b4d"/>
    </style:style>
    <style:style style:name="T3" style:family="text">
      <style:text-properties fo:color="#004a70" officeooo:rsid="001b3b4d"/>
    </style:style>
    <style:style style:name="T4" style:family="text">
      <style:text-properties officeooo:rsid="001bde80"/>
    </style:style>
    <style:style style:name="T5" style:family="text">
      <style:text-properties officeooo:rsid="002c2039"/>
    </style:style>
    <style:style style:name="T6" style:family="text">
      <style:text-properties style:font-name="Times New Roman" fo:font-weight="bold" officeooo:rsid="001bde80" style:font-weight-asian="bold" style:font-name-complex="Times New Roman" style:font-weight-complex="bold"/>
    </style:style>
    <style:style style:name="T7" style:family="text">
      <style:text-properties officeooo:rsid="002fc138"/>
    </style:style>
    <style:style style:name="T8" style:family="text">
      <style:text-properties fo:font-weight="bold" style:font-weight-asian="bold" style:font-weight-complex="bold"/>
    </style:style>
    <style:style style:name="T9" style:family="text">
      <style:text-properties officeooo:rsid="002d4179"/>
    </style:style>
    <style:style style:name="T10" style:family="text">
      <style:text-properties officeooo:rsid="002e4d91"/>
    </style:style>
    <style:style style:name="T11" style:family="text">
      <style:text-properties officeooo:rsid="0029c0e0"/>
    </style:style>
    <style:style style:name="T12" style:family="text">
      <style:text-properties officeooo:rsid="0022807a"/>
    </style:style>
    <style:style style:name="T13" style:family="text">
      <style:text-properties officeooo:rsid="0026441e"/>
    </style:style>
    <style:style style:name="T14" style:family="text">
      <style:text-properties officeooo:rsid="0023c229"/>
    </style:style>
    <style:style style:name="T15" style:family="text">
      <style:text-properties fo:font-style="normal" officeooo:rsid="0022807a" style:font-style-asian="normal" style:font-style-complex="normal"/>
    </style:style>
    <style:style style:name="T16" style:family="text">
      <style:text-properties fo:font-style="normal" officeooo:rsid="0023c229" style:font-style-asian="normal" style:font-style-complex="normal"/>
    </style:style>
    <style:style style:name="T17" style:family="text">
      <style:text-properties officeooo:rsid="00264d86"/>
    </style:style>
    <style:style style:name="T18" style:family="text">
      <style:text-properties officeooo:rsid="00312bc8"/>
    </style:style>
    <style:style style:name="T19" style:family="text">
      <style:text-properties officeooo:rsid="0034f165"/>
    </style:style>
    <style:style style:name="T20" style:family="text">
      <style:text-properties officeooo:rsid="0022807a"/>
    </style:style>
    <style:style style:name="T21" style:family="text">
      <style:text-properties officeooo:rsid="001b3b4d"/>
    </style:style>
    <style:style style:name="T22" style:family="text">
      <style:text-properties officeooo:rsid="001bde80"/>
    </style:style>
    <style:style style:name="T23" style:family="text">
      <style:text-properties officeooo:rsid="002c2039"/>
    </style:style>
    <style:style style:name="T24" style:family="text">
      <style:text-properties officeooo:rsid="002fc138"/>
    </style:style>
    <style:style style:name="T25" style:family="text">
      <style:text-properties officeooo:rsid="00312bc8"/>
    </style:style>
    <style:style style:name="T26" style:family="text">
      <style:text-properties officeooo:rsid="0023c229"/>
    </style:style>
    <style:style style:name="T27" style:family="text">
      <style:text-properties fo:font-style="normal" style:font-style-asian="normal" style:font-style-complex="normal"/>
    </style:style>
    <style:style style:name="T28" style:family="text">
      <style:text-properties fo:font-style="normal" officeooo:rsid="0022807a" style:font-style-asian="normal" style:font-style-complex="normal"/>
    </style:style>
    <style:style style:name="T29" style:family="text">
      <style:text-properties fo:font-style="normal" officeooo:rsid="0023c229" style:font-style-asian="normal" style:font-style-complex="normal"/>
    </style:style>
    <style:style style:name="T30" style:family="text">
      <style:text-properties officeooo:rsid="00264d86"/>
    </style:style>
    <style:style style:name="T31" style:family="text">
      <style:text-properties officeooo:rsid="0029c0e0"/>
    </style:style>
    <style:style style:name="T32" style:family="text">
      <style:text-properties officeooo:rsid="0026441e"/>
    </style:style>
    <style:style style:name="T33" style:family="text">
      <style:text-properties officeooo:rsid="002d4179"/>
    </style:style>
    <style:style style:name="T34" style:family="text">
      <style:text-properties officeooo:rsid="002e4d91"/>
    </style:style>
    <style:style style:name="T35" style:family="text">
      <style:text-properties officeooo:rsid="0034f165"/>
    </style:style>
    <style:style style:name="T36" style:family="text">
      <style:text-properties fo:color="#004a70" officeooo:rsid="0022807a"/>
    </style:style>
    <style:style style:name="T37" style:family="text">
      <style:text-properties fo:color="#004a70" officeooo:rsid="001b3b4d"/>
    </style:style>
    <style:style style:name="T38" style:family="text">
      <style:text-properties fo:color="#004a70" officeooo:rsid="003611f8"/>
    </style:style>
    <style:style style:name="T39" style:family="text">
      <style:text-properties style:font-name="Times New Roman" style:font-name-complex="Times New Roman"/>
    </style:style>
    <style:style style:name="T40" style:family="text">
      <style:text-properties style:font-name="Times New Roman" fo:font-weight="bold" style:font-weight-asian="bold" style:font-name-complex="Times New Roman"/>
    </style:style>
    <style:style style:name="T41" style:family="text">
      <style:text-properties style:font-name="Times New Roman" fo:font-weight="bold" style:font-weight-asian="bold" style:font-name-complex="Times New Roman" style:font-weight-complex="bold"/>
    </style:style>
    <style:style style:name="T42" style:family="text">
      <style:text-properties style:font-name="Times New Roman" fo:font-weight="bold" officeooo:rsid="001bde80" style:font-weight-asian="bold" style:font-name-complex="Times New Roman" style:font-weight-complex="bold"/>
    </style:style>
    <style:style style:name="T43" style:family="text">
      <style:text-properties style:font-name="Times New Roman" fo:font-weight="bold" style:font-weight-asian="bold" style:font-name-complex="Times New Roman" style:font-style-complex="italic" style:font-weight-complex="bold"/>
    </style:style>
    <style:style style:name="T44" style:family="text">
      <style:text-properties style:font-name="Times New Roman" fo:font-size="10pt" fo:font-weight="bold" style:font-size-asian="10pt" style:font-weight-asian="bold" style:font-name-complex="Times New Roman" style:font-size-complex="10pt" style:font-weight-complex="bold"/>
    </style:style>
    <style:style style:name="T45" style:family="text">
      <style:text-properties style:font-name="Times New Roman" fo:font-size="10pt" style:font-size-asian="10pt" style:font-name-complex="Times New Roman" style:font-size-complex="10pt" style:font-weight-complex="bold"/>
    </style:style>
    <style:style style:name="T46" style:family="text">
      <style:text-properties style:font-name="Times New Roman" fo:font-size="10pt" style:font-size-asian="10pt" style:font-name-complex="Times New Roman" style:font-size-complex="10pt" style:font-style-complex="italic" style:font-weight-complex="bold"/>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color="#000000" style:text-underline-style="none"/>
    </style:style>
    <style:style style:name="T50" style:family="text">
      <style:text-properties style:text-position="super 67%" style:font-name="Times New Roman" style:font-name-complex="Times New Roman"/>
    </style:style>
    <style:style style:name="T51" style:family="text">
      <style:text-properties officeooo:rsid="003611f8"/>
    </style:style>
    <style:style style:name="T52" style:family="text">
      <style:text-properties fo:font-weight="bold" style:font-weight-asian="bold" style:font-weight-complex="bold"/>
    </style:style>
    <style:style style:name="T53" style:family="text">
      <style:text-properties fo:font-weight="bold" officeooo:rsid="001bde80" style:font-weight-asian="bold" style:font-weight-complex="bold"/>
    </style:style>
    <style:style style:name="T54" style:family="text">
      <style:text-properties fo:font-size="14pt" fo:font-weight="bold" style:font-size-asian="14pt" style:font-weight-asian="bold" style:font-name-complex="Times New Roman"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191173688" text:id="ct191173688">
          <text:insertion>
            <office:change-info>
              <dc:creator>Tony Sebro</dc:creator>
              <dc:date>2014-10-31T12:31:00</dc:date>
            </office:change-info>
          </text:insertion>
        </text:changed-region>
        <text:changed-region xml:id="ct191905296" text:id="ct191905296">
          <text:deletion>
            <office:change-info>
              <dc:creator>Tony Sebro</dc:creator>
              <dc:date>2013-03-06T15:26:00</dc:date>
            </office:change-info>
            <text:p text:style-name="P1"><text:span text:style-name="T1">Bradley M. Kuhn</text:span></text:p>
          </text:deletion>
        </text:changed-region>
        <text:changed-region xml:id="ct192586352" text:id="ct192586352">
          <text:deletion>
            <office:change-info>
              <dc:creator>Tony Sebro</dc:creator>
              <dc:date>2014-10-31T12:30:00</dc:date>
            </office:change-info>
            <text:p text:style-name="P1"><text:span text:style-name="T1"/></text:p>
            <text:p text:style-name="P1"><text:span text:style-name="T1"/></text:p>
          </text:deletion>
        </text:changed-region>
        <text:changed-region xml:id="ct191905656" text:id="ct191905656">
          <text:deletion>
            <office:change-info>
              <dc:creator>Tony Sebro</dc:creator>
              <dc:date>2013-03-06T15:26:00</dc:date>
            </office:change-info>
            <text:p text:style-name="P1"><text:span text:style-name="T1">Executive Director</text:span></text:p>
          </text:deletion>
        </text:changed-region>
        <text:changed-region xml:id="ct191906128" text:id="ct191906128">
          <text:format-change>
            <office:change-info>
              <dc:creator>Tony Sebro</dc:creator>
              <dc:date>2013-03-06T15:29:00</dc:date>
            </office:change-info>
          </text:format-change>
        </text:changed-region>
        <text:changed-region xml:id="ct190983536" text:id="ct190983536">
          <text:deletion>
            <office:change-info>
              <dc:creator>Tony Sebro</dc:creator>
              <dc:date>2014-10-31T12:30:00</dc:date>
            </office:change-info>
            <text:p text:style-name="P2"><text:span text:style-name="T2">5 x1</text:span></text:p>
          </text:deletion>
        </text:changed-region>
        <text:changed-region xml:id="ct191906256" text:id="ct191906256">
          <text:deletion>
            <office:change-info>
              <dc:creator>Tony Sebro</dc:creator>
              <dc:date>2013-03-06T15:26:00</dc:date>
            </office:change-info>
            <text:p text:style-name="P2"><text:span text:style-name="T1">0</text:span></text:p>
          </text:deletion>
        </text:changed-region>
        <text:changed-region xml:id="ct185028224" text:id="ct185028224">
          <text:insertion>
            <office:change-info>
              <dc:creator>Tony Sebro</dc:creator>
              <dc:date>2014-10-31T12:30:00</dc:date>
            </office:change-info>
          </text:insertion>
        </text:changed-region>
        <text:changed-region xml:id="ct191905752" text:id="ct191905752">
          <text:format-change>
            <office:change-info>
              <dc:creator>Tony Sebro</dc:creator>
              <dc:date>2013-03-06T15:29:00</dc:date>
            </office:change-info>
          </text:format-change>
        </text:changed-region>
        <text:changed-region xml:id="ct191873312" text:id="ct191873312">
          <text:deletion>
            <office:change-info>
              <dc:creator>Tony Sebro</dc:creator>
              <dc:date>2013-03-06T15:26:00</dc:date>
            </office:change-info>
            <text:p text:style-name="P3"><text:span text:style-name="T1">bkuhn</text:span><text:span text:style-name="T3">@sfconservancy.org</text:span></text:p>
          </text:deletion>
        </text:changed-region>
        <text:changed-region xml:id="ct191406080" text:id="ct191406080">
          <text:insertion>
            <office:change-info>
              <dc:creator>Tony Sebro</dc:creator>
              <dc:date>2014-10-31T12:30:00</dc:date>
            </office:change-info>
          </text:insertion>
        </text:changed-region>
        <text:changed-region xml:id="ct191868752" text:id="ct191868752">
          <text:insertion>
            <office:change-info>
              <dc:creator>Tony Sebro</dc:creator>
              <dc:date>2013-03-06T15:26:00</dc:date>
            </office:change-info>
          </text:insertion>
        </text:changed-region>
        <text:changed-region xml:id="ct191916632" text:id="ct191916632">
          <text:format-change>
            <office:change-info>
              <dc:creator>Tony Sebro</dc:creator>
              <dc:date>2013-03-06T15:29:00</dc:date>
            </office:change-info>
          </text:format-change>
        </text:changed-region>
        <text:changed-region xml:id="ct190862792" text:id="ct190862792">
          <text:insertion>
            <office:change-info>
              <dc:creator>Tony Sebro</dc:creator>
              <dc:date>2014-10-31T12:30:00</dc:date>
            </office:change-info>
          </text:insertion>
        </text:changed-region>
        <text:changed-region xml:id="ct191916488" text:id="ct191916488">
          <text:deletion>
            <office:change-info>
              <dc:creator>Tony Sebro</dc:creator>
              <dc:date>2012-02-10T10:35:00</dc:date>
            </office:change-info>
            <text:p text:style-name="P4"><text:span text:style-name="T4">December </text:span><text:span text:style-name="T5">16</text:span><text:span text:style-name="T4">, 2011</text:span></text:p>
          </text:deletion>
        </text:changed-region>
        <text:changed-region xml:id="ct191906352" text:id="ct191906352">
          <text:deletion>
            <office:change-info>
              <dc:creator>Tony Sebro</dc:creator>
              <dc:date>2014-10-31T12:29:00</dc:date>
            </office:change-info>
            <text:p text:style-name="P4"><text:span text:style-name="Default_20_Paragraph_20_Font"><text:span text:style-name="T6"/></text:span></text:p>
            <text:p text:style-name="P4"><text:span text:style-name="Default_20_Paragraph_20_Font"><text:span text:style-name="T6"/></text:span></text:p>
          </text:deletion>
        </text:changed-region>
        <text:changed-region xml:id="ct191918352" text:id="ct191918352">
          <text:deletion>
            <office:change-info>
              <dc:creator>Bradley Kuhn</dc:creator>
              <dc:date>2011-12-16T09:58:00</dc:date>
            </office:change-info>
            <text:p text:style-name="P4"><text:span text:style-name="Default_20_Paragraph_20_Font"><text:span text:style-name="T6"/></text:span></text:p>
            <text:p text:style-name="P4"><text:span text:style-name="Default_20_Paragraph_20_Font"><text:span text:style-name="T6"/></text:span></text:p>
          </text:deletion>
        </text:changed-region>
        <text:changed-region xml:id="ct187442480" text:id="ct187442480">
          <text:deletion>
            <office:change-info>
              <dc:creator>Tony Sebro</dc:creator>
              <dc:date>2014-10-31T12:29:00</dc:date>
            </office:change-info>
            <text:p text:style-name="P4"><text:span text:style-name="Default_20_Paragraph_20_Font"><text:span text:style-name="T6"/></text:span></text:p>
            <text:p text:style-name="P4"><text:span text:style-name="Default_20_Paragraph_20_Font"><text:span text:style-name="T6"/></text:span></text:p>
          </text:deletion>
        </text:changed-region>
        <text:changed-region xml:id="ct191904360" text:id="ct191904360">
          <text:deletion>
            <office:change-info>
              <dc:creator>Tony Sebro</dc:creator>
              <dc:date>2012-02-10T10:35:00</dc:date>
            </office:change-info>
            <text:p text:style-name="P4"><text:span text:style-name="T5">United States Department of Homeland Security</text:span></text:p>
            <text:p text:style-name="P5"><text:span text:style-name="T7">US </text:span><text:span text:style-name="T5">Customs and Border Protection</text:span></text:p>
          </text:deletion>
        </text:changed-region>
        <text:changed-region xml:id="ct187442576" text:id="ct187442576">
          <text:deletion>
            <office:change-info>
              <dc:creator>Tony Sebro</dc:creator>
              <dc:date>2014-10-31T12:29:00</dc:date>
            </office:change-info>
            <text:p text:style-name="P5"><text:span text:style-name="Default_20_Paragraph_20_Font"><text:span text:style-name="T6"/></text:span></text:p>
            <text:p text:style-name="P5"><text:span text:style-name="Default_20_Paragraph_20_Font"><text:span text:style-name="T6"/></text:span></text:p>
          </text:deletion>
        </text:changed-region>
        <text:changed-region xml:id="ct191880576" text:id="ct191880576">
          <text:deletion>
            <office:change-info>
              <dc:creator>Bradley Kuhn</dc:creator>
              <dc:date>2011-12-16T09:58:00</dc:date>
            </office:change-info>
            <text:p text:style-name="P5"><text:span text:style-name="Default_20_Paragraph_20_Font"><text:span text:style-name="T6"/></text:span></text:p>
            <text:p text:style-name="P5"><text:span text:style-name="Default_20_Paragraph_20_Font"><text:span text:style-name="T6"/></text:span></text:p>
          </text:deletion>
        </text:changed-region>
        <text:changed-region xml:id="ct187442672" text:id="ct187442672">
          <text:deletion>
            <office:change-info>
              <dc:creator>Tony Sebro</dc:creator>
              <dc:date>2014-10-31T12:29:00</dc:date>
            </office:change-info>
            <text:p text:style-name="P5"><text:span text:style-name="Default_20_Paragraph_20_Font"><text:span text:style-name="T6"/></text:span></text:p>
            <text:p text:style-name="P5"><text:span text:style-name="T8">Re: </text:span></text:p>
          </text:deletion>
        </text:changed-region>
        <text:changed-region xml:id="ct191906968" text:id="ct191906968">
          <text:deletion>
            <office:change-info>
              <dc:creator>Tony Sebro</dc:creator>
              <dc:date>2012-02-10T10:35:00</dc:date>
            </office:change-info>
            <text:p text:style-name="P5"><text:span text:style-name="T8">Petition to grant TN status to Denver Gingerich – Computer Systems Analyst</text:span></text:p>
          </text:deletion>
        </text:changed-region>
        <text:changed-region xml:id="ct183417560" text:id="ct183417560">
          <text:deletion>
            <office:change-info>
              <dc:creator>Tony Sebro</dc:creator>
              <dc:date>2014-10-31T12:29:00</dc:date>
            </office:change-info>
            <text:p text:style-name="P5"><text:span text:style-name="Default_20_Paragraph_20_Font"><text:span text:style-name="T6"/></text:span></text:p>
            <text:p text:style-name="P6"/>
            <text:p text:style-name="P7">To Whom It May Concern:</text:p>
            <text:p text:style-name="P7"/>
            <text:p text:style-name="P5"/>
          </text:deletion>
        </text:changed-region>
        <text:changed-region xml:id="ct191911824" text:id="ct191911824">
          <text:deletion>
            <office:change-info>
              <dc:creator>Tony Sebro</dc:creator>
              <dc:date>2012-02-10T10:34:00</dc:date>
            </office:change-info>
            <text:p text:style-name="P5">If your agency requires any additional information, feel free to call or write us using the contact information provided. <text:s/></text:p>
          </text:deletion>
        </text:changed-region>
        <text:changed-region xml:id="ct191911728" text:id="ct191911728">
          <text:deletion>
            <office:change-info>
              <dc:creator>Bradley Kuhn</dc:creator>
              <dc:date>2011-12-16T09:58:00</dc:date>
            </office:change-info>
            <text:p text:style-name="P5"><text:span text:style-name="Default_20_Paragraph_20_Font"><text:span text:style-name="T6"/></text:span></text:p>
            <text:p text:style-name="P7"/>
            <text:p text:style-name="P7"/>
            <text:p text:style-name="P7"/>
            <text:p text:style-name="P8"/>
            <text:p text:style-name="P5"><text:span text:style-name="Default_20_Paragraph_20_Font"><text:span text:style-name="T6"/></text:span></text:p>
          </text:deletion>
        </text:changed-region>
        <text:changed-region xml:id="ct191911632" text:id="ct191911632">
          <text:deletion>
            <office:change-info>
              <dc:creator>Tony Sebro</dc:creator>
              <dc:date>2012-02-10T10:34:00</dc:date>
            </office:change-info>
            <text:p text:style-name="P5"><text:span text:style-name="Default_20_Paragraph_20_Font"><text:span text:style-name="T6"/></text:span></text:p>
            <text:p text:style-name="P9"/>
            <text:p text:style-name="P10">Term</text:p>
            <text:p text:style-name="P5">The Conservancy wishes to continue to employ Mr. Gingerich as a Computer Systems Analyst on a temporary, part-time basis at the rate of $32/hour for ten hours per week. <text:s/>The Computer Systems Analyst position is terminable at will. <text:s/>The Conservancy has budgeted for the Computer Systems Analyst position through February 29, 2012, and <text:span text:style-name="T9">antic</text:span><text:span text:style-name="T10">i</text:span><text:span text:style-name="T9">pates </text:span><text:span text:style-name="T10">continuing </text:span>to fund the position through February 28, 2015. <text:s text:c="2"/></text:p>
          </text:deletion>
        </text:changed-region>
        <text:changed-region xml:id="ct191911536" text:id="ct191911536">
          <text:deletion>
            <office:change-info>
              <dc:creator>Bradley Kuhn</dc:creator>
              <dc:date>2011-12-16T09:58:00</dc:date>
            </office:change-info>
            <text:p text:style-name="P5"><text:span text:style-name="Default_20_Paragraph_20_Font"><text:span text:style-name="T6"/></text:span></text:p>
            <text:p text:style-name="P5"><text:span text:style-name="Default_20_Paragraph_20_Font"><text:span text:style-name="T6"/></text:span></text:p>
          </text:deletion>
        </text:changed-region>
        <text:changed-region xml:id="ct191916368" text:id="ct191916368">
          <text:deletion>
            <office:change-info>
              <dc:creator>Tony Sebro</dc:creator>
              <dc:date>2012-02-10T10:34:00</dc:date>
            </office:change-info>
            <text:p text:style-name="P5"><text:span text:style-name="Default_20_Paragraph_20_Font"><text:span text:style-name="T6"/></text:span></text:p>
            <text:p text:style-name="P6">Mr. Gingerich's <text:span text:style-name="T11">Q</text:span>ualifications</text:p>
            <text:p text:style-name="P11">Mr. Gingerich has the requisite educational background and work experience to fulfill the aforementioned duties of Computer Systems Analyst. <text:s/></text:p>
            <text:p text:style-name="P11"/>
            <text:p text:style-name="P12"><text:span text:style-name="T12">Mr. Gingerich has earned a </text:span><text:span text:style-name="T13">Bachelor’s</text:span><text:span text:style-name="T12"> Degree in Math with a specialization in Computer Science. <text:s/></text:span><text:span text:style-name="T14">Mr. Gingerich also has experience with </text:span><text:span text:style-name="T12">C/C++ programming, low-level Linux device driver development, and basic circuit board design </text:span><text:span text:style-name="T14">- </text:span><text:span text:style-name="T12">a rare find in our industry. This precise mix of skills is required </text:span><text:span text:style-name="T14">to confirm and verify whether a hardware device contains software developed by a Conservancy project, and to identify and address fundamental code compilation </text:span><text:span text:style-name="T13">bootstrapping</text:span><text:span text:style-name="T14"> issues. <text:s/></text:span></text:p>
            <text:p text:style-name="P5"><text:span text:style-name="Default_20_Paragraph_20_Font"><text:span text:style-name="T6"/></text:span></text:p>
          </text:deletion>
        </text:changed-region>
        <text:changed-region xml:id="ct191916272" text:id="ct191916272">
          <text:deletion>
            <office:change-info>
              <dc:creator>Bradley Kuhn</dc:creator>
              <dc:date>2011-12-16T09:58:00</dc:date>
            </office:change-info>
            <text:p text:style-name="P5"><text:span text:style-name="Default_20_Paragraph_20_Font"><text:span text:style-name="T6"/></text:span></text:p>
            <text:p text:style-name="P5"><text:span text:style-name="Default_20_Paragraph_20_Font"><text:span text:style-name="T6"/></text:span></text:p>
          </text:deletion>
        </text:changed-region>
        <text:changed-region xml:id="ct191916176" text:id="ct191916176">
          <text:deletion>
            <office:change-info>
              <dc:creator>Tony Sebro</dc:creator>
              <dc:date>2012-02-10T10:34:00</dc:date>
            </office:change-info>
            <text:p text:style-name="P5"><text:span text:style-name="Default_20_Paragraph_20_Font"><text:span text:style-name="T6"/></text:span></text:p>
            <text:p text:style-name="P13"/>
            <text:list xml:id="list1838660361483961331" text:style-name="L1">
              <text:list-item>
                <text:p text:style-name="P14">Review and analyze computer printouts and performance indicators to locate code problems, and correct errors by correcting <text:span text:style-name="T7">free and open source software </text:span>codes.</text:p>
              </text:list-item>
              <text:list-item>
                <text:p text:style-name="P14">Test, maintain, and monitor computer programs and systems, including coordinating the installation of <text:span text:style-name="T7">free and open source software </text:span>computer programs and systems.</text:p>
              </text:list-item>
              <text:list-item>
                <text:p text:style-name="P14">Coordinate and link <text:span text:style-name="T7">the</text:span> computer systems within <text:span text:style-name="T7">the Conservancy </text:span>to increase compatibility and so information can be shared.</text:p>
              </text:list-item>
              <text:list-item>
                <text:p text:style-name="P14">Provide staff and users with assistance solving computer<text:span text:style-name="T7">-</text:span>related problems, such as malfunctions and program problems.</text:p>
              </text:list-item>
              <text:list-item>
                <text:p text:style-name="P14">Extract and examine software to determine the existence of free and open source software code. </text:p>
              </text:list-item>
              <text:list-item>
                <text:p text:style-name="P15">Testing of installation, booting, and functionality of software preloaded on physical electronics devices to determine the existence of free and open source software code. </text:p>
              </text:list-item>
            </text:list>
            <text:p text:style-name="P5"><text:span text:style-name="Default_20_Paragraph_20_Font"><text:span text:style-name="T6"/></text:span></text:p>
          </text:deletion>
        </text:changed-region>
        <text:changed-region xml:id="ct191916080" text:id="ct191916080">
          <text:deletion>
            <office:change-info>
              <dc:creator>Bradley Kuhn</dc:creator>
              <dc:date>2011-12-16T09:59:00</dc:date>
            </office:change-info>
            <text:p text:style-name="P5"><text:span text:style-name="Default_20_Paragraph_20_Font"><text:span text:style-name="T6"/></text:span></text:p>
            <text:p text:style-name="P5"><text:span text:style-name="Default_20_Paragraph_20_Font"><text:span text:style-name="T6"/></text:span></text:p>
          </text:deletion>
        </text:changed-region>
        <text:changed-region xml:id="ct191903296" text:id="ct191903296">
          <text:deletion>
            <office:change-info>
              <dc:creator>Tony Sebro</dc:creator>
              <dc:date>2012-02-10T10:34:00</dc:date>
            </office:change-info>
            <text:p text:style-name="P5"><text:span text:style-name="Default_20_Paragraph_20_Font"><text:span text:style-name="T6"/></text:span></text:p>
            <text:p text:style-name="P6">Duties of Conservancy's Computer Systems Analyst</text:p>
            <text:p text:style-name="P5"><text:span text:style-name="T14">The </text:span>Conservancy's Computer Systems Analyst<text:span text:style-name="T14">'s duties center around our organization's efforts to encourage and/or request free software license compliance. <text:s/>These specific duties include:</text:span></text:p>
          </text:deletion>
        </text:changed-region>
        <text:changed-region xml:id="ct191903200" text:id="ct191903200">
          <text:deletion>
            <office:change-info>
              <dc:creator>Bradley Kuhn</dc:creator>
              <dc:date>2011-12-16T09:58:00</dc:date>
            </office:change-info>
            <text:p text:style-name="P5"><text:span text:style-name="Default_20_Paragraph_20_Font"><text:span text:style-name="T6"/></text:span></text:p>
            <text:p text:style-name="P5"><text:span text:style-name="Default_20_Paragraph_20_Font"><text:span text:style-name="T6"/></text:span></text:p>
          </text:deletion>
        </text:changed-region>
        <text:changed-region xml:id="ct191903104" text:id="ct191903104">
          <text:deletion>
            <office:change-info>
              <dc:creator>Tony Sebro</dc:creator>
              <dc:date>2012-02-10T10:34:00</dc:date>
            </office:change-info>
            <text:p text:style-name="P5"><text:span text:style-name="T5">ity</text:span> to <text:span text:style-name="T5">extend the</text:span> TN status <text:span text:style-name="T5">of </text:span>Denver Gingerich for his role of Computer Systems Analyst <text:span text:style-name="T5">for an additional three years, from February 29, 2012 through February 28, 2015</text:span>. <text:span text:style-name="T14">The </text:span>Conservancy wishes to continue to employ Mr. Gingerich on a part-time basis to perform tasks in support of <text:span text:style-name="T14">the </text:span>Conservancy's charitable mission. </text:p>
            <text:p text:style-name="P7"/>
            <text:p text:style-name="P16"><text:span text:style-name="T15">About the Software </text:span><text:span text:style-name="T16">Freedom </text:span><text:span text:style-name="T15">Conservancy</text:span><text:span text:style-name="T12"> </text:span></text:p>
            <text:p text:style-name="P7">The Software Freedom Conservancy is a 501(c)(3) charitable not-for-profit corporation incorporated in New York State and based in Brooklyn, NY. Our EIN is 41-2203632. <text:s/>Our mission is to promote, develop and defend Free and Open Source Software projects. <text:s/>We act as a non-profit home to twenty-eight software projects, and provide a range of organizational, legal, and licensing services to each project. <text:s/>In particular, the Conservancy assists projects in articulating and defending the free and open license terms under which each project releases their software to the public. <text:s/>In support of that effort, we also assist third party companies in becoming compliant with free software license requirements associated with our member projects' software. <text:s/></text:p>
            <text:p text:style-name="P7"/>
            <text:p text:style-name="P17"><text:span text:style-name="T17">The Conservancy has a mailing address of 137 Montague Street, Suite 380, Brooklyn, NY, and maintains operational offices at </text:span><text:span text:style-name="T12">147 Prince Street, Floor 1, Suite 4 in Brooklyn, NY.</text:span></text:p>
            <text:p text:style-name="P5"><text:span text:style-name="T5"/></text:p>
          </text:deletion>
        </text:changed-region>
        <text:changed-region xml:id="ct191907064" text:id="ct191907064">
          <text:deletion>
            <office:change-info>
              <dc:creator>Bradley Kuhn</dc:creator>
              <dc:date>2011-12-16T09:56:00</dc:date>
            </office:change-info>
            <text:p text:style-name="P5"><text:span text:style-name="T5">ru</text:span></text:p>
          </text:deletion>
        </text:changed-region>
        <text:changed-region xml:id="ct191883208" text:id="ct191883208">
          <text:deletion>
            <office:change-info>
              <dc:creator>Tony Sebro</dc:creator>
              <dc:date>2012-02-10T10:34:00</dc:date>
            </office:change-info>
            <text:p text:style-name="P5"><text:span text:style-name="T18">ur</text:span>The Software Freedom Conservancy hereby petitions the <text:span text:style-name="T5">Department of Homeland Sec</text:span></text:p>
          </text:deletion>
        </text:changed-region>
        <text:changed-region xml:id="ct158445600" text:id="ct158445600">
          <text:deletion>
            <office:change-info>
              <dc:creator>Tony Sebro</dc:creator>
              <dc:date>2014-10-31T12:29:00</dc:date>
            </office:change-info>
            <text:p text:style-name="P5"><text:span text:style-name="Default_20_Paragraph_20_Font"><text:span text:style-name="T6"/></text:span></text:p>
            <text:p text:style-name="P7"/>
            <text:p text:style-name="P7">Sincerely,</text:p>
            <text:p text:style-name="P7"/>
            <text:p text:style-name="P5"><text:span text:style-name="Default_20_Paragraph_20_Font"><text:span text:style-name="T6"/></text:span></text:p>
          </text:deletion>
        </text:changed-region>
        <text:changed-region xml:id="ct191911920" text:id="ct191911920">
          <text:deletion>
            <office:change-info>
              <dc:creator>Tony Sebro</dc:creator>
              <dc:date>2013-03-06T15:27:00</dc:date>
            </office:change-info>
            <text:p text:style-name="P5"><text:span text:style-name="T19">Bradley M. Kuhn</text:span></text:p>
            <text:p text:style-name="P5"><text:span text:style-name="Default_20_Paragraph_20_Font"><text:span text:style-name="T6"/></text:span></text:p>
          </text:deletion>
        </text:changed-region>
        <text:changed-region xml:id="ct191915768" text:id="ct191915768">
          <text:deletion>
            <office:change-info>
              <dc:creator>Bradley Kuhn</dc:creator>
              <dc:date>2011-12-16T09:59:00</dc:date>
            </office:change-info>
            <text:p text:style-name="P5"><text:span text:style-name="Default_20_Paragraph_20_Font"><text:span text:style-name="T6"/></text:span></text:p>
            <text:p text:style-name="P5"/>
          </text:deletion>
        </text:changed-region>
        <text:changed-region xml:id="ct191915672" text:id="ct191915672">
          <text:deletion>
            <office:change-info>
              <dc:creator>Tony Sebro</dc:creator>
              <dc:date>2013-03-06T15:27:00</dc:date>
            </office:change-info>
            <text:p text:style-name="P5">Executive Director</text:p>
          </text:deletion>
        </text:changed-region>
        <text:changed-region xml:id="ct190862696" text:id="ct190862696">
          <text:insertion>
            <office:change-info>
              <dc:creator>Tony Sebro</dc:creator>
              <dc:date>2014-10-31T12: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rows-spanned="2" office:value-type="string">
            <text:p text:style-name="P19"/>
          </table:table-cell>
          <table:table-cell table:style-name="Table1.A1" office:value-type="string">
            <text:p text:style-name="P18"/>
          </table:table-cell>
        </table:table-row>
        <table:table-row table:style-name="Table1.2">
          <table:covered-table-cell/>
          <table:table-cell table:style-name="Table1.A1" office:value-type="string">
            <text:p text:style-name="P1"><text:change-start text:change-id="ct191173688"/><text:span text:style-name="T1"/></text:p>
            <text:p text:style-name="P1"><text:change-end text:change-id="ct191173688"/><text:change text:change-id="ct191905296"/><text:change text:change-id="ct192586352"/><text:change text:change-id="ct191905656"/><text:change-start text:change-id="ct191906128"/><text:span text:style-name="T1"/></text:p>
            <text:p text:style-name="P2"><text:span text:style-name="T2">+1-212-461-324</text:span><text:change-end text:change-id="ct191906128"/><text:change text:change-id="ct190983536"/><text:change text:change-id="ct191906256"/><text:change-start text:change-id="ct185028224"/><text:span text:style-name="T51">5</text:span><text:change-end text:change-id="ct185028224"/><text:change-start text:change-id="ct191905752"/></text:p>
            <text:p text:style-name="P3"><text:change-end text:change-id="ct191905752"/><text:change text:change-id="ct191873312"/><text:change-start text:change-id="ct191406080"/><text:span text:style-name="T51">info</text:span><text:change-end text:change-id="ct191406080"/><text:change-start text:change-id="ct191868752"/>@sfconservancy.org<text:change-end text:change-id="ct191868752"/><text:change-start text:change-id="ct191916632"/></text:p>
            <text:p text:style-name="P21">137 Montague ST STE 380</text:p>
            <text:p text:style-name="P21"><draw:frame draw:style-name="fr1" draw:name="graphics1" text:anchor-type="paragraph" svg:x="-5.302in" svg:y="-1.0882in" svg:width="4.322in" svg:height="1.4008in" draw:z-index="0"><draw:image xlink:href="Pictures/200000020000014D0000006C67629DC8.eps" xlink:type="simple" xlink:show="embed" xlink:actuate="onLoad"/></draw:frame>Brooklyn, NY <text:s/>11201-3548</text:p>
            <text:p text:style-name="P21">USA<text:change-end text:change-id="ct191916632"/></text:p>
          </table:table-cell>
        </table:table-row>
      </table:table>
      <text:p text:style-name="P29"><text:change-start text:change-id="ct190862792"/><text:span text:style-name="T54"/></text:p>
      <text:p text:style-name="P29"><text:span text:style-name="T54"/></text:p>
      <text:p text:style-name="P29"><text:span text:style-name="T54">Before the U.S. Copyright Office, Library of Congress<text:line-break/></text:span></text:p>
      <text:p text:style-name="P23">Petition for Proposed Exemption Under 17 U.S.C. § 1201</text:p>
      <text:p text:style-name="P24"/>
      <text:p text:style-name="P25"><text:tab/></text:p>
      <text:p text:style-name="P31"><text:span text:style-name="Default_20_Paragraph_20_Font"><text:span text:style-name="T40">Item 1.<text:tab/><text:tab/></text:span></text:span><text:span text:style-name="Default_20_Paragraph_20_Font"><text:span text:style-name="T41">Submitter and Contact Information</text:span></text:span><text:span text:style-name="Default_20_Paragraph_20_Font"><text:span text:style-name="T44"><text:line-break/></text:span></text:span></text:p>
      <text:p text:style-name="P30"><text:span text:style-name="Default_20_Paragraph_20_Font"><text:span text:style-name="T39">The Petition submitter is Software Freedom Conservancy (“Conservancy”), a not-for-profit organization that helps promote, improve, develop, and defend Free, Libre, and Open Source Software (FLOSS)—software developed by volunteer communities and licensed for the benefit of everyone. Conservancy </text:span></text:span>is the nonprofit home <text:s/>for dozens of FLOSS projects <text:s/>representing well over a thousand volunteer contributors. Our communities maintain some of the most fundamental utilities in computing today, and introduce innovations that will shape how software will be created in the future.</text:p>
      <text:p text:style-name="P26"/>
      <text:p text:style-name="P26">Conservancy may be contacted through their authorized representatives at Tor Ekeland, P.C., 195 Plymouth Street, Brooklyn, New York 11201: </text:p>
      <text:p text:style-name="P26"/>
      <table:table table:name="Table2" table:style-name="Table2">
        <table:table-column table:style-name="Table2.A"/>
        <table:table-column table:style-name="Table2.B"/>
        <table:table-row>
          <table:table-cell table:style-name="Table2.A1" office:value-type="string">
            <text:p text:style-name="P32"><text:span text:style-name="Default_20_Paragraph_20_Font">Aaron Williamson</text:span></text:p>
            <text:p text:style-name="P32"><text:span text:style-name="Default_20_Paragraph_20_Font">(718) 285-9349</text:span></text:p>
            <text:p text:style-name="P32"><text:span text:style-name="Default_20_Paragraph_20_Font">aaron@torekeland.com</text:span></text:p>
          </table:table-cell>
          <table:table-cell table:style-name="Table2.A1" office:value-type="string">
            <text:p text:style-name="P51">Frederic Jennings</text:p>
            <text:p text:style-name="P51">(718) 514-2075</text:p>
            <text:p text:style-name="P51">fred@torekeland.com</text:p>
          </table:table-cell>
        </table:table-row>
      </table:table>
      <text:p text:style-name="P26"/>
      <text:p text:style-name="P31"><text:span text:style-name="T40">Item 2. <text:tab/><text:tab/>Brief Overview of Proposed Exemption</text:span><text:span text:style-name="Default_20_Paragraph_20_Font"><text:span text:style-name="T39"><text:line-break/></text:span></text:span></text:p>
      <text:p text:style-name="P30"><text:span text:style-name="Default_20_Paragraph_20_Font"><text:span text:style-name="T39">The proposed exemption would permit owners of computer-embedded televisions (“Smart TVs”) to circumvent firmware encryption and administrative access controls that control access to the TVs' operating systems, for the purpose of accessing lawfully-acquired media, installing licensed applications, and enabling interoperability with external devices.</text:span></text:span></text:p>
      <text:p text:style-name="P26"/>
      <text:p text:style-name="P31"><text:span text:style-name="Default_20_Paragraph_20_Font"><text:span text:style-name="T43">Item 3.<text:tab/><text:tab/>Copyrighted Works Sought to be Accessed</text:span></text:span><text:span text:style-name="Default_20_Paragraph_20_Font"><text:span text:style-name="T45"><text:line-break/></text:span></text:span></text:p>
      <text:p text:style-name="P27">The proposed exemption would enable access to Smart TV operating system software. The operating system is a computer program protected by copyright as a “literary work” under 17 U.S.C. § 102.</text:p>
      <text:p text:style-name="P28"/>
      <text:p text:style-name="P31"><text:span text:style-name="T41">Item 4.<text:tab/><text:tab/>Technological Protection Measure</text:span><text:span text:style-name="Default_20_Paragraph_20_Font"><text:span text:style-name="T45"><text:line-break/></text:span></text:span></text:p>
      <text:p text:style-name="P26"><text:span text:style-name="Default_20_Paragraph_20_Font">The technological protection measures (TPMs) consist of firmware encryption schemes that prevent the installation of modified firmware files, as well as administrative access controls (such as developer passwords) that prevent the installation of user-supplied applications.</text:span></text:p>
      <text:p text:style-name="P33"/>
      <text:p text:style-name="P31"><text:span text:style-name="Default_20_Paragraph_20_Font"><text:span text:style-name="T41">Item 5.<text:tab/><text:tab/>Noninfringing Uses</text:span></text:span><text:span text:style-name="Default_20_Paragraph_20_Font"><text:span text:style-name="T46"><text:line-break/></text:span></text:span></text:p>
      <text:p text:style-name="P31"><text:span text:style-name="Default_20_Paragraph_20_Font"><text:span text:style-name="T39">Circumventing the TPMs that control access to Smart TV operating systems will enable TV owners to make several new, lawful uses of the operating system, including: installing user-supplied applications, enabling the operating system to interoperate with local networks and external peripherals, accessing media stored on external storage devices, and improving the TV’s accessibility features (e.g. for hearing-impaired viewers).</text:span></text:span><text:span text:style-name="Footnote_20_Reference"><text:span text:style-name="T39"><text:note text:id="ftn1" text:note-class="footnote"><text:note-citation>1</text:note-citation><text:note-body><text:p text:style-name="Footnote_20_Text"><text:s/><text:span text:style-name="T48">See, e.g., </text:span>the SamyGo project, which provides instructions and applications for enhancing the functionality of Samsung SmartTVs, and provides FLOSS applications for all of these uses and more. See Samygo TV Wiki, Content Library Applications List, online at <text:span text:style-name="Hyperlink"><text:span text:style-name="T49">http://wiki.samygo.tv/index.php5/Co</text:span></text:span><text:bookmark-start text:name="_Hlt402194012"/><text:bookmark-start text:name="_Hlt402194011"/><text:span text:style-name="Hyperlink"><text:span text:style-name="T49">n</text:span></text:span><text:bookmark-end text:name="_Hlt402194012"/><text:bookmark-end text:name="_Hlt402194011"/><text:span text:style-name="Hyperlink"><text:span text:style-name="T49">tent_Library_applications_list</text:span></text:span>.</text:p></text:note-body></text:note></text:span></text:span></text:p>
      <text:p text:style-name="P27"/>
      <text:p text:style-name="P31"><text:span text:style-name="Default_20_Paragraph_20_Font"><text:span text:style-name="T39">In most cases, these uses are non-infringing because they are licensed by the developers of the Smart TV operating system. The flagship Smart TVs of the top manufacturers</text:span></text:span><text:span text:style-name="Footnote_20_Reference"><text:span text:style-name="T39"><text:note text:id="ftn2" text:note-class="footnote"><text:note-citation>2</text:note-citation><text:note-body><text:p text:style-name="Footnote_20_Text"><text:s/><text:span text:style-name="T48">See</text:span> Best TV brands, ConsumerReports.com, Dec. 2013, online at http://www.consumerreports.org/cro/2013/03/find-the-best-plasma-and-lcd-tvs/index.htm.</text:p></text:note-body></text:note></text:span></text:span><text:span text:style-name="Default_20_Paragraph_20_Font"><text:span text:style-name="T39">—Samsung,</text:span></text:span><text:span text:style-name="Footnote_20_Reference"><text:span text:style-name="T39"><text:note text:id="ftn3" text:note-class="footnote"><text:note-citation>3</text:note-citation><text:note-body><text:p text:style-name="Footnote_20_Text"><text:s/>Samsung distributes the source code for its TVs’ FLOSS components online at http://opensource.samsung.com/reception/receptionSub.do?method=sub&amp;sub=T&amp;menu_item=tv_n_video&amp;classification1=tv.</text:p></text:note-body></text:note></text:span></text:span><text:span text:style-name="Default_20_Paragraph_20_Font"><text:span text:style-name="T39"> Sony,</text:span></text:span><text:span text:style-name="Footnote_20_Reference"><text:span text:style-name="T39"><text:note text:id="ftn4" text:note-class="footnote"><text:note-citation>4</text:note-citation><text:note-body><text:p text:style-name="Footnote_20_Text"><text:s/>Sony distributes the source code for its TVs’ FLOSS components online at https://products.sel.sony.com/opensource/source_tv.shtml.</text:p></text:note-body></text:note></text:span></text:span><text:span text:style-name="Default_20_Paragraph_20_Font"><text:span text:style-name="T39"> and LG</text:span></text:span><text:span text:style-name="Footnote_20_Reference"><text:span text:style-name="T39"><text:note text:id="ftn5" text:note-class="footnote"><text:note-citation>5</text:note-citation><text:note-body><text:p text:style-name="Footnote_20_Text"><text:s/>LG distributes the source code for its TVs’ FLOSS components online at https://www.lg.com/global/support/opensource/opensourceList?superOsCategoryId=CAT00000005&amp;osCategoryId=.</text:p></text:note-body></text:note></text:span></text:span><text:span text:style-name="Default_20_Paragraph_20_Font"><text:span text:style-name="T39">—all run operating systems based on Linux, a FLOSS operating system kernel developed in part by Conservancy members. Many also contain BusyBox, a collection of FLOSS operating system tools produced by a Conservancy member project. </text:span></text:span></text:p>
      <text:p text:style-name="P31"><text:span text:style-name="Default_20_Paragraph_20_Font"><text:span text:style-name="T39"/></text:span></text:p>
      <text:p text:style-name="P31"><text:span text:style-name="Default_20_Paragraph_20_Font"><text:span text:style-name="T39">Linux and BusyBox, and often other components of Smart TV operating systems, are licensed by their developers under the GNU General Public License (the “GPL”), a FLOSS license that permits recipients of the software to obtain the software’s source code and to copy, modify, and redistribute the software without fee (and requires distributors of the software to extend these rights to recipients).</text:span></text:span><text:span text:style-name="Footnote_20_Reference"><text:span text:style-name="T39"><text:note text:id="ftn6" text:note-class="footnote"><text:note-citation>6</text:note-citation><text:note-body><text:p text:style-name="Footnote_20_Text"><text:s/><text:span text:style-name="T48">See</text:span> GNU General Public License, version 2, online at https://www.gnu.org/licenses/gpl-2.0.html.</text:p></text:note-body></text:note></text:span></text:span><text:span text:style-name="Default_20_Paragraph_20_Font"><text:span text:style-name="T39"> The GPL’s terms permit television manufacturers to use GPL-licensed software in their Smart TVs, but they also ensure that consumers who purchase TVs containing that software have the right to modify it and to run it without restriction.</text:span></text:span><text:span text:style-name="Footnote_20_Reference"><text:span text:style-name="T39"><text:note text:id="ftn7" text:note-class="footnote"><text:note-citation>7</text:note-citation><text:note-body><text:p text:style-name="Footnote_20_Text"><text:s/><text:span text:style-name="T48">See</text:span> <text:span text:style-name="T48">Id.</text:span> at Section 0 (“The act of running the Program is not restricted.”).</text:p></text:note-body></text:note></text:span></text:span></text:p>
      <text:p text:style-name="P27"/>
      <text:p text:style-name="P31"><text:span text:style-name="Default_20_Paragraph_20_Font"><text:span text:style-name="T39">While Smart TV firmwares typically contain the manufacturer's proprietary software in addition to the FLOSS operating system, the uses listed above typically require access only to the latter. For example, on some Smart TV models, once the owner has circumvented the firmware encryption, they can enable the TV to connect to other devices on their local network simply by causing the FLOSS operating system to run a FLOSS application (a telnet server) when it starts up.</text:span></text:span><text:span text:style-name="Default_20_Paragraph_20_Font"><text:span text:style-name="T39"><text:note text:id="ftn8" text:note-class="footnote"><text:note-citation>8</text:note-citation><text:note-body><text:p text:style-name="Footnote_20_Text"><text:s/><text:span text:style-name="T48">See</text:span> SamyGO TV Wki, How to enable Telnet on Samsung TVs, online at http://wiki.samygo.tv/index.php5/How_to_enable_Telnet_on_samsung_TV%27s.</text:p></text:note-body></text:note></text:span></text:span></text:p>
      <text:p text:style-name="P31"><text:span text:style-name="Default_20_Paragraph_20_Font"><text:span text:style-name="T39"/></text:span></text:p>
      <text:p text:style-name="P31"><text:span text:style-name="Default_20_Paragraph_20_Font"><text:span text:style-name="T39">Even in cases where these uses described above require accessing a proprietary vendor application, they are non-infringing. Courts have held that copying operating system software to enable access to the hardware it runs, or to unprotected features of the operating system, is fair use.</text:span></text:span><text:span text:style-name="Footnote_20_Reference"><text:span text:style-name="T39"><text:note text:id="ftn9" text:note-class="footnote"><text:note-citation>9</text:note-citation><text:note-body><text:p text:style-name="Footnote_20_Text"><text:s/><text:span text:style-name="Default_20_Paragraph_20_Font"><text:span text:style-name="T47">See, e.g.,</text:span></text:span> <text:span text:style-name="Default_20_Paragraph_20_Font"><text:span text:style-name="T47">Sega Enterprises Ltd. v. Accolade, Inc.</text:span></text:span>, 977 F.2d 1510, 1523 (9th Cir. 1992) and <text:span text:style-name="Default_20_Paragraph_20_Font"><text:span text:style-name="T47">Sony Computer Entm't, Inc. v. Connectix Corp.</text:span></text:span>, 203 F.3d 596, 603 (9th Cir. 2000).</text:p></text:note-body></text:note></text:span></text:span><text:span text:style-name="Default_20_Paragraph_20_Font"><text:span text:style-name="T39"> In particular, the 9</text:span></text:span><text:span text:style-name="Default_20_Paragraph_20_Font"><text:span text:style-name="T50">th</text:span></text:span><text:span text:style-name="Default_20_Paragraph_20_Font"><text:span text:style-name="T39"> Circuit found that “the copying of works in order to make independent creative expression possible,” such as the development of new applications for the game console in that case (or the Smart TVs here), </text:span></text:span><text:soft-page-break/><text:span text:style-name="Default_20_Paragraph_20_Font"><text:span text:style-name="T39">promotes rather than discourages the kind of expression protected by copyright law and weighs in favor of a finding of fair use.</text:span></text:span><text:span text:style-name="Default_20_Paragraph_20_Font"><text:span text:style-name="T39"><text:note text:id="ftn10" text:note-class="footnote"><text:note-citation>10</text:note-citation><text:note-body><text:p text:style-name="Footnote_20_Text"><text:s/><text:span text:style-name="T48">See</text:span> <text:span text:style-name="T48">Sega</text:span><text:span text:style-name="T27"> at 1523.</text:span></text:p></text:note-body></text:note></text:span></text:span></text:p>
      <text:p text:style-name="P26"/>
      <text:p text:style-name="P31"><text:span text:style-name="T41">Item 6.<text:tab/><text:tab/>Adverse Effects</text:span><text:span text:style-name="Default_20_Paragraph_20_Font"><text:span text:style-name="T45"><text:line-break/></text:span></text:span></text:p>
      <text:p text:style-name="P26">Modern Smart TVs are full-featured computers capable of serving their owners in myriad ways that their manufacturers did not anticipate or did not choose to enable, for whatever reason. They are Internet-enabled, but limited to accessing only services chosen by the manufacturer. They have USB ports, but often these can only be used to install manufacturer-supplied updates and connect to manufacturer-sanctioned devices. </text:p>
      <text:p text:style-name="P26"/>
      <text:p text:style-name="P26">These restrictions prevent the Smart TVs’ owners from accessing media they have lawfully acquired from other sources, connecting their TVs to other devices, and running applications of their choosing. These restrictions limit the functionality of FLOSS operating systems and applications produced by Conservancy members and other developers, which the manufacturers have no right to restrict. These limitations undermine the freedoms that FLOSS software developers intend to pass on to users of their software.</text:p>
      <text:p text:style-name="P26"/>
      <text:p text:style-name="P4"><text:change-end text:change-id="ct190862792"/><text:change text:change-id="ct191916488"/><text:change text:change-id="ct191906352"/><text:change text:change-id="ct191918352"/><text:change text:change-id="ct187442480"/><text:change text:change-id="ct191904360"/><text:change text:change-id="ct187442576"/><text:change text:change-id="ct191880576"/><text:change text:change-id="ct187442672"/><text:change text:change-id="ct191906968"/><text:change text:change-id="ct183417560"/><text:change text:change-id="ct191911824"/><text:change text:change-id="ct191911728"/><text:change text:change-id="ct191911632"/><text:change text:change-id="ct191911536"/><text:change text:change-id="ct191916368"/><text:change text:change-id="ct191916272"/><text:change text:change-id="ct191916176"/><text:change text:change-id="ct191916080"/><text:change text:change-id="ct191903296"/><text:change text:change-id="ct191903200"/><text:change text:change-id="ct191903104"/><text:change text:change-id="ct191907064"/><text:change text:change-id="ct191883208"/><text:change text:change-id="ct158445600"/><text:change text:change-id="ct191911920"/><text:change text:change-id="ct191915768"/><text:change text:change-id="ct191915672"/><text:change-start text:change-id="ct190862696"/><text:span text:style-name="Default_20_Paragraph_20_Font"><text:span text:style-name="T39">Restrictions on Smart TV firmwares also pose a security risk for TV owners. For example, security researchers recently demonstrated a number of vulnerabilities in Samsung Smart TVs that could enable malicious hackers to access or damage a user’s device remotely.</text:span></text:span><text:span text:style-name="Footnote_20_Reference"><text:span text:style-name="T39"><text:note text:id="ftn11" text:note-class="footnote"><text:note-citation>11</text:note-citation><text:note-body><text:p text:style-name="Footnote_20_Text"><text:s/><text:span text:style-name="T48">See</text:span> Paul Roberts, Samsung Smart TV: Like a Web App Riddled With Vulnerabilities, The Security Ledger, Aug. 1, 2013, https://securityledger.com/2013/08/samsung-smart-tv-like-a-web-app-riddled-with-vulnerabilities/.</text:p></text:note-body></text:note></text:span></text:span><text:span text:style-name="Default_20_Paragraph_20_Font"><text:span text:style-name="T39"> In some cases, these issues could be fixed or mitigated by the user, by installing a firewall or other countermeasures.</text:span></text:span><text:span text:style-name="Footnote_20_Reference"><text:span text:style-name="T39"><text:note text:id="ftn12" text:note-class="footnote"><text:note-citation>12</text:note-citation><text:note-body><text:p text:style-name="Footnote_20_Text"><text:s/><text:span text:style-name="Default_20_Paragraph_20_Font"><text:span text:style-name="T47">Id.</text:span></text:span> (“The two researchers said the devices lack basic security features like firewalls or strong authentication requirements.”)</text:p></text:note-body></text:note></text:span></text:span><text:change-end text:change-id="ct1908626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MRoman10" svg:font-family="LMRoman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rmal" style:family="paragraph">
      <style:paragraph-properties fo:margin-top="0in" fo:margin-bottom="0in" style:contextual-spacing="false" fo:line-height="200%" fo:hyphenation-ladder-count="no-limit"/>
      <style:text-properties style:font-name="Times New Roman" fo:font-size="12pt" style:font-name-asian="SimSun" style:font-size-asian="12pt" style:font-name-complex="Times New Roman" style:font-size-complex="12pt" fo:hyphenate="false"/>
    </style:style>
    <style:style style:name="Footnote_20_Text" style:display-name="Footnote Text" style:family="paragraph" style:parent-style-name="Normal">
      <style:paragraph-properties fo:line-height="100%" fo:hyphenation-ladder-count="no-limit"/>
      <style:text-properties fo:font-size="10pt" style:font-size-asian="10pt" style:font-size-complex="10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otnote_20_Reference" style:display-name="Footnote Reference" style:family="tex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902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2:29:37</meta:creation-date>
    <meta:editing-duration>PT7M47S</meta:editing-duration>
    <meta:editing-cycles>3</meta:editing-cycles>
    <meta:generator>LibreOffice/4.0.3.3$Linux_x86 LibreOffice_project/0eaa50a932c8f2199a615e1eb30f7ac74279539</meta:generator>
    <dc:title>Conservancy Letterhead</dc:title>
    <meta:initial-creator>Tony Sebro</meta:initial-creator>
    <dc:date>2014-10-31T12:39:19</dc:date>
    <dc:creator>Tony Sebro</dc:creator>
    <meta:document-statistic meta:table-count="2" meta:image-count="1" meta:object-count="0" meta:page-count="3" meta:paragraph-count="46" meta:word-count="1078" meta:character-count="7806" meta:non-whitespace-character-count="6743"/>
    <meta:template xlink:type="simple" xlink:actuate="onRequest" xlink:title="Conservancy Letterhead" xlink:href="../../../../.config/libreoffice/4/user/template/Conservancy%20Letterhead1.ott" meta:date="2014-10-31T12:29:27"/>
  </office:meta>
</office:document-meta>
</file>